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11.501cm" style:rel-column-width="65535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2" style:family="table-row">
      <style:table-row-properties style:row-height="2cm"/>
    </style:style>
    <style:style style:name="Tabella1.A2" style:family="table-cell">
      <style:table-cell-properties style:vertical-align="middle" fo:padding="0.049cm" fo:border="none"/>
    </style:style>
    <style:style style:name="Tabella1.3" style:family="table-row">
      <style:table-row-properties style:row-height="7.999cm"/>
    </style:style>
    <style:style style:name="Tabella1.A3" style:family="table-cell">
      <style:table-cell-properties style:vertical-align="" fo:padding="0.049cm" fo:border="none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34pt" fo:font-style="normal" style:text-underline-style="none" fo:font-weight="bold" officeooo:rsid="001a116f" officeooo:paragraph-rsid="00fbe64f" style:font-name-asian="SimSun" style:font-size-asian="34pt" style:font-style-asian="normal" style:font-weight-asian="bold" style:font-name-complex="Tahoma" style:font-size-complex="34pt" style:font-style-complex="normal" style:font-weight-complex="bold" style:text-scale="60%"/>
    </style:style>
    <style:style style:name="P3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40pt" fo:font-style="normal" style:text-underline-style="none" fo:font-weight="bold" officeooo:rsid="001a116f" officeooo:paragraph-rsid="01043c60" style:font-name-asian="SimSun" style:font-size-asian="40pt" style:font-style-asian="normal" style:font-weight-asian="bold" style:font-name-complex="Tahoma" style:font-size-complex="40pt" style:font-style-complex="normal" style:font-weight-complex="bold" style:text-scale="60%"/>
    </style:style>
    <style:style style:name="P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07503a1"/>
    </style:style>
    <style:style style:name="P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6" style:family="paragraph" style:parent-style-name="Frame_20_contents">
      <style:paragraph-properties fo:text-align="center" style:justify-single-word="false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46pt" fo:font-style="normal" style:text-underline-style="none" fo:font-weight="bold" officeooo:rsid="001a116f" officeooo:paragraph-rsid="01043c60" style:font-name-asian="SimSun" style:font-size-asian="46pt" style:font-style-asian="normal" style:font-weight-asian="bold" style:font-name-complex="Tahoma" style:font-size-complex="46pt" style:font-style-complex="normal" style:font-weight-complex="bold" style:text-scale="60%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6pt" style:font-size-asian="46pt" style:font-size-complex="46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5"><text:placeholder text:placeholder-type="text">&lt;for each="key, lot, order_ref in get_report_single_label(o)"&gt;</text:placeholder></text:p>
          </table:table-cell>
        </table:table-row>
        <table:table-row table:style-name="Tabella1.2">
          <table:table-cell table:style-name="Tabella1.A2" office:value-type="string">
            <text:p text:style-name="P3"><draw:frame draw:style-name="fr1" draw:name="image:asimage(key[2].company_id.partner_id.label_image)" text:anchor-type="as-char" style:rel-width="17%" svg:height="1.9cm" style:rel-height="scale" draw:z-index="0"><draw:text-box fo:min-width="1.937cm"><text:p text:style-name="P6"/></draw:text-box></draw:frame></text:p>
          </table:table-cell>
        </table:table-row>
        <table:table-row table:style-name="Tabella1.3">
          <table:table-cell table:style-name="Tabella1.A3" office:value-type="string">
            <text:p text:style-name="P7"><text:placeholder text:placeholder-type="text">&lt;key[0].name&gt;</text:placeholder></text:p>
            <text:p text:style-name="P2"><text:span text:style-name="T2"><text:placeholder text:placeholder-type="text">&lt;key[2].default_code&gt;</text:placeholder></text:span><text:placeholder text:placeholder-type="text">&lt;('\n%s' % order_ref) if order_ref else ''&gt;</text:placeholder></text:p>
          </table:table-cell>
        </table:table-row>
        <table:table-row table:style-name="Tabella1.1">
          <table:table-cell table:style-name="Tabella1.A2" office:value-type="string">
            <text:p text:style-name="P1"><text:placeholder text:placeholder-type="text">&lt;/for&gt;</text:placeholder></text:p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3-22T16:35:45.924169073</dc:date>
    <meta:editing-duration>PT18H18M38S</meta:editing-duration>
    <meta:editing-cycles>245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5" meta:word-count="15" meta:character-count="145" meta:non-whitespace-character-count="134"/>
  </office:meta>
</office:document-meta>
</file>